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24-07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24-04-09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24-0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23-10-05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23-07-10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23-04-06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23-01-09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22-10-10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22-07-11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22-04-07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22-0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21-10-0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21-07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21-04-08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21-01-06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20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20-07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20-04-02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20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9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9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9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9-01-09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8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8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8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8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7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7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7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7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6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6-07-1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6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6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5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5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5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5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4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4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4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4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3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3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3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3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2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2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2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2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1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1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1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1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0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0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0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10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09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09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09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09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08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08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08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08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07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07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07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07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06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06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06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06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02-06-07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01-07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01-04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01-0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00-10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00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00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2000-0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9-10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9-07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9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9-0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8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8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8-04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8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7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7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7-04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7-0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6-10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6-07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6-04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6-0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5-10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5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5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5-0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4-10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4-07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4-04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4-0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3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3-07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3-04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3-0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2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2-07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2-04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2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1-10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1-07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1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1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0-10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0-07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0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90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89-10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89-07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89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89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88-10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88-07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88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88-0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03</text:p>
          </table:table-cell>
          <table:table-cell office:value-type="string" calcext:value-type="string">
            <text:p>1987-10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96" meta:object-count="0"/>
    <meta:user-defined meta:name="AppVersion">3.0</meta:user-defined>
  </office:meta>
</office:document-meta>
</file>